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4223" officeooo:paragraph-rsid="00194223"/>
    </style:style>
    <style:style style:name="P2" style:family="paragraph" style:parent-style-name="Standard">
      <style:paragraph-properties fo:text-align="justify" style:justify-single-word="false"/>
      <style:text-properties officeooo:rsid="00194223" officeooo:paragraph-rsid="00194223"/>
    </style:style>
    <style:style style:name="P3" style:family="paragraph" style:parent-style-name="Standard">
      <style:paragraph-properties fo:text-align="justify" style:justify-single-word="false"/>
      <style:text-properties officeooo:rsid="00196f92" officeooo:paragraph-rsid="00196f92"/>
    </style:style>
    <style:style style:name="P4" style:family="paragraph" style:parent-style-name="Standard">
      <style:paragraph-properties fo:text-align="justify" style:justify-single-word="false"/>
      <style:text-properties officeooo:paragraph-rsid="001a62e3"/>
    </style:style>
    <style:style style:name="P5" style:family="paragraph" style:parent-style-name="Standard">
      <style:paragraph-properties fo:text-align="justify" style:justify-single-word="false"/>
      <style:text-properties officeooo:paragraph-rsid="001ba204"/>
    </style:style>
    <style:style style:name="P6" style:family="paragraph" style:parent-style-name="Standard">
      <style:paragraph-properties fo:text-align="justify" style:justify-single-word="false"/>
      <style:text-properties officeooo:rsid="001a12d0" officeooo:paragraph-rsid="001a12d0"/>
    </style:style>
    <style:style style:name="P7" style:family="paragraph" style:parent-style-name="Standard">
      <style:paragraph-properties fo:text-align="justify" style:justify-single-word="false"/>
      <style:text-properties officeooo:rsid="001a62e3" officeooo:paragraph-rsid="001a62e3"/>
    </style:style>
    <style:style style:name="P8" style:family="paragraph" style:parent-style-name="Standard">
      <style:paragraph-properties fo:text-align="justify" style:justify-single-word="false"/>
      <style:text-properties officeooo:rsid="001ba204" officeooo:paragraph-rsid="001ba204"/>
    </style:style>
    <style:style style:name="P9" style:family="paragraph" style:parent-style-name="Standard">
      <style:paragraph-properties fo:text-align="justify" style:justify-single-word="false"/>
      <style:text-properties officeooo:rsid="001bc801" officeooo:paragraph-rsid="001bc801"/>
    </style:style>
    <style:style style:name="P10" style:family="paragraph" style:parent-style-name="Standard">
      <style:paragraph-properties fo:text-align="justify" style:justify-single-word="false" fo:break-before="page"/>
      <style:text-properties officeooo:rsid="001a62e3" officeooo:paragraph-rsid="001a62e3"/>
    </style:style>
    <style:style style:name="P11" style:family="paragraph" style:parent-style-name="Standard">
      <style:paragraph-properties fo:margin-left="0cm" fo:margin-right="0cm" fo:text-align="start" style:justify-single-word="false" fo:text-indent="0cm" style:auto-text-indent="false"/>
    </style:style>
    <style:style style:name="T1" style:family="text">
      <style:text-properties fo:color="#000000" style:font-name="Monospace" fo:font-size="10pt" fo:background-color="#e8f2fe" loext:char-shading-value="0" style:font-size-asian="10pt"/>
    </style:style>
    <style:style style:name="T2" style:family="text">
      <style:text-properties fo:color="#000000" style:font-name="Monospace" fo:font-size="10pt" officeooo:rsid="001a62e3" fo:background-color="#e8f2fe" loext:char-shading-value="0" style:font-size-asian="10pt"/>
    </style:style>
    <style:style style:name="T3" style:family="text">
      <style:text-properties fo:color="#000000" style:font-name="Monospace" fo:font-size="10pt" officeooo:rsid="001a62e3" fo:background-color="#e8f2fe" loext:char-shading-value="0" style:font-size-asian="10pt"/>
    </style:style>
    <style:style style:name="T4" style:family="text">
      <style:text-properties fo:color="#000000" style:font-name="Monospace" fo:font-size="10pt" officeooo:rsid="001bc801" fo:background-color="#e8f2fe" loext:char-shading-value="0" style:font-size-asian="10pt"/>
    </style:style>
    <style:style style:name="T5" style:family="text">
      <style:text-properties fo:color="#000000" style:font-name="Monospace" fo:font-size="10pt" fo:font-style="italic" fo:background-color="#e8f2fe" loext:char-shading-value="0" style:font-size-asian="10pt" style:font-style-asian="italic" style:font-style-complex="italic"/>
    </style:style>
    <style:style style:name="T6" style:family="text">
      <style:text-properties fo:color="#000000" style:font-name="Monospace" fo:font-size="10pt" fo:font-style="italic" fo:background-color="transparent" loext:char-shading-value="0" style:font-size-asian="10pt" style:font-style-asian="italic" style:font-style-complex="italic"/>
    </style:style>
    <style:style style:name="T7" style:family="text">
      <style:text-properties fo:color="#000000" style:font-name="Monospace" fo:font-size="10pt" fo:font-style="italic" officeooo:rsid="001a62e3" fo:background-color="transparent" loext:char-shading-value="0" style:font-size-asian="10pt" style:font-style-asian="italic" style:font-style-complex="italic"/>
    </style:style>
    <style:style style:name="T8" style:family="text">
      <style:text-properties fo:color="#000000" style:font-name="Monospace" fo:font-size="10pt" fo:font-style="normal" fo:background-color="transparent" loext:char-shading-value="0" style:font-size-asian="10pt" style:font-style-asian="normal" style:font-style-complex="normal"/>
    </style:style>
    <style:style style:name="T9" style:family="text">
      <style:text-properties fo:color="#000000" style:font-name="Monospace" fo:font-size="10pt" fo:font-style="normal" officeooo:rsid="001a12d0" fo:background-color="transparent" loext:char-shading-value="0" style:font-size-asian="10pt" style:font-style-asian="normal" style:font-style-complex="normal"/>
    </style:style>
    <style:style style:name="T10" style:family="text">
      <style:text-properties fo:color="#000000" style:font-name="Monospace" fo:font-size="10pt" fo:font-style="normal" officeooo:rsid="001a62e3" fo:background-color="transparent" loext:char-shading-value="0" style:font-size-asian="10pt" style:font-style-asian="normal" style:font-style-complex="normal"/>
    </style:style>
    <style:style style:name="T11" style:family="text">
      <style:text-properties fo:color="#000000" style:font-name="Monospace" fo:font-size="10pt" fo:font-style="normal" officeooo:rsid="001a62e3" fo:background-color="transparent" loext:char-shading-value="0" style:font-size-asian="10pt" style:font-style-asian="normal" style:font-style-complex="normal"/>
    </style:style>
    <style:style style:name="T12" style:family="text">
      <style:text-properties fo:color="#000000" style:font-name="Monospace" fo:font-size="10pt" fo:font-style="normal" officeooo:rsid="001ba204" fo:background-color="transparent" loext:char-shading-value="0" style:font-size-asian="10pt" style:font-style-asian="normal" style:font-style-complex="normal"/>
    </style:style>
    <style:style style:name="T13" style:family="text">
      <style:text-properties fo:color="#000000" style:font-name="Monospace" fo:font-size="10pt" fo:font-style="normal" officeooo:rsid="001a62e3" fo:background-color="#e8f2fe" loext:char-shading-value="0" style:font-size-asian="10pt" style:font-style-asian="normal" style:font-style-complex="normal"/>
    </style:style>
    <style:style style:name="T14" style:family="text">
      <style:text-properties fo:color="#000000" style:font-name="Monospace" fo:font-size="10pt" fo:font-style="normal" fo:background-color="#e8f2fe" loext:char-shading-value="0" style:font-size-asian="10pt" style:font-style-asian="normal" style:font-style-complex="normal"/>
    </style:style>
    <style:style style:name="T15" style:family="text">
      <style:text-properties fo:color="#000000" style:font-name="Monospace" fo:font-size="10pt" fo:font-style="normal" fo:background-color="#d4d4d4" loext:char-shading-value="0" style:font-size-asian="10pt" style:font-style-asian="normal" style:font-style-complex="normal"/>
    </style:style>
    <style:style style:name="T16" style:family="text">
      <style:text-properties fo:color="#000000" style:font-name="Monospace" fo:font-size="10pt" style:font-size-asian="10pt"/>
    </style:style>
    <style:style style:name="T17" style:family="text">
      <style:text-properties fo:color="#000000" style:font-name="Monospace" fo:font-size="10pt" fo:background-color="#d4d4d4" loext:char-shading-value="0" style:font-size-asian="10pt"/>
    </style:style>
    <style:style style:name="T18" style:family="text">
      <style:text-properties fo:color="#008080" style:font-name="Monospace" fo:font-size="10pt" style:font-size-asian="10pt"/>
    </style:style>
    <style:style style:name="T19" style:family="text">
      <style:text-properties fo:color="#008080" style:font-name="Monospace" fo:font-size="10pt" fo:font-style="normal" fo:background-color="transparent" loext:char-shading-value="0" style:font-size-asian="10pt" style:font-style-asian="normal" style:font-style-complex="normal"/>
    </style:style>
    <style:style style:name="T20" style:family="text">
      <style:text-properties fo:color="#3f7f7f" style:font-name="Monospace" fo:font-size="10pt" style:font-size-asian="10pt"/>
    </style:style>
    <style:style style:name="T21" style:family="text">
      <style:text-properties fo:color="#3f7f7f" style:font-name="Monospace" fo:font-size="10pt" fo:background-color="#d4d4d4" loext:char-shading-value="0" style:font-size-asian="10pt"/>
    </style:style>
    <style:style style:name="T22" style:family="text">
      <style:text-properties fo:color="#3c3c3c" style:font-name="Monospace" fo:font-size="10pt" style:font-size-asian="10pt"/>
    </style:style>
    <style:style style:name="T23" style:family="text">
      <style:text-properties fo:color="#3f5fbf" style:font-name="Monospace" fo:font-size="10pt" style:font-size-asian="10pt"/>
    </style:style>
    <style:style style:name="T24" style:family="text">
      <style:text-properties fo:color="#3f5fbf" style:font-name="Monospace" fo:font-size="10pt" style:text-underline-style="solid" style:text-underline-width="auto" style:text-underline-color="font-color" style:font-size-asian="10pt"/>
    </style:style>
    <style:style style:name="T25" style:family="text">
      <style:text-properties fo:color="#7f0055" style:font-name="Monospace" fo:font-size="10pt" fo:font-weight="bold" style:font-size-asian="10pt" style:font-weight-asian="bold"/>
    </style:style>
    <style:style style:name="T26" style:family="text">
      <style:text-properties fo:color="#7f0055" style:font-name="Monospace" fo:font-size="10pt" fo:font-weight="bold" fo:background-color="#e8f2fe" loext:char-shading-value="0" style:font-size-asian="10pt" style:font-weight-asian="bold"/>
    </style:style>
    <style:style style:name="T27" style:family="text">
      <style:text-properties fo:color="#7f0055" style:font-name="Monospace" fo:font-size="10pt" fo:font-style="normal" fo:font-weight="bold" fo:background-color="transparent" loext:char-shading-value="0" style:font-size-asian="10pt" style:font-style-asian="normal" style:font-weight-asian="bold" style:font-style-complex="normal"/>
    </style:style>
    <style:style style:name="T28" style:family="text">
      <style:text-properties fo:color="#7f0055" style:font-name="Monospace" fo:font-size="10pt" fo:font-style="normal" fo:font-weight="bold" officeooo:rsid="001a62e3" fo:background-color="#e8f2fe" loext:char-shading-value="0" style:font-size-asian="10pt" style:font-style-asian="normal" style:font-weight-asian="bold" style:font-style-complex="normal"/>
    </style:style>
    <style:style style:name="T29" style:family="text">
      <style:text-properties fo:color="#7f0055" style:font-name="Monospace" fo:font-size="10pt" fo:font-style="normal" fo:font-weight="bold" officeooo:rsid="001ba204" fo:background-color="#e8f2fe" loext:char-shading-value="0" style:font-size-asian="10pt" style:font-style-asian="normal" style:font-weight-asian="bold" style:font-style-complex="normal"/>
    </style:style>
    <style:style style:name="T30" style:family="text">
      <style:text-properties fo:color="#6a3e3e" style:font-name="Monospace" fo:font-size="10pt" fo:background-color="#e8f2fe" loext:char-shading-value="0" style:font-size-asian="10pt"/>
    </style:style>
    <style:style style:name="T31" style:family="text">
      <style:text-properties fo:color="#6a3e3e" style:font-name="Monospace" fo:font-size="10pt" fo:font-style="normal" officeooo:rsid="001ba204" fo:background-color="#e8f2fe" loext:char-shading-value="0" style:font-size-asian="10pt" style:font-style-asian="normal" style:font-style-complex="normal"/>
    </style:style>
    <style:style style:name="T32" style:family="text">
      <style:text-properties fo:color="#6a3e3e" style:font-name="Monospace" fo:font-size="10pt" style:font-size-asian="10pt"/>
    </style:style>
    <style:style style:name="T33" style:family="text">
      <style:text-properties fo:color="#0000c0" style:font-name="Monospace" fo:font-size="10pt" fo:font-style="italic" fo:font-weight="bold" fo:background-color="#e8f2fe" loext:char-shading-value="0" style:font-size-asian="10pt" style:font-style-asian="italic" style:font-weight-asian="bold"/>
    </style:style>
    <style:style style:name="T34" style:family="text">
      <style:text-properties fo:color="#2a00ff" style:font-name="Monospace" fo:font-size="10pt" fo:background-color="#e8f2fe" loext:char-shading-value="0" style:font-size-asian="10pt"/>
    </style:style>
    <style:style style:name="T35" style:family="text">
      <style:text-properties fo:color="#2a00ff" style:font-name="Monospace" fo:font-size="10pt" style:font-size-asian="10pt"/>
    </style:style>
    <style:style style:name="T36"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ción:</text:p>
      <text:p text:style-name="P1"/>
      <text:p text:style-name="P2">Cuando hablamos del API de servlets es común escuchar conceptos como la clase Servlet, los objetos de la clase HttpRequest y HttpResponse pero muy rara vez se escucha sobre los ‘Filters’ o los ‘Listener’. Estos últimos también pertenecen al API de Servlets y el conocer sobre sus alcances y limitaciones, así como la forma en que trabajan, nos permitirán crear aplicaciones más robustas y con códigos más simples y limpios. </text:p>
      <text:p text:style-name="P2"/>
      <text:p text:style-name="P3">Los Filters son clases de java que como su nombre nos lo indica, nos permiten filtrar solicitudes en nuestro sistema. Para crear un filtro nosotros tenemos que importar de la clase <text:span text:style-name="T5">javax.servlet.Filter</text:span><text:span text:style-name="T6"> <text:s/>y </text:span><text:span text:style-name="T8">definir una clase que implemente Filter. La potencia de los filtros surge porque como programadores podemos decidir todas las peticiones que lleguen a nuestro sistema o peticiones a rutas muy específicas y decidir cómo debe actuar el filtro(dejar pasar la petición o bloquearla) en base a nuestras reglas del negocio, por ejemplo.</text:span></text:p>
      <text:p text:style-name="P3"><text:span text:style-name="T8"/></text:p>
      <text:p text:style-name="P3"><text:span text:style-name="T8">Por otra parte, los </text:span><text:span text:style-name="T6">listener </text:span><text:span text:style-name="T8"><text:s/>son clases que nos permiten tener conocimiento de todo lo que está pasando en nuestro sistema. Los listener son levantados cuando nuestro web container habilita nuestra aplicación para recibir peticiones </text:span><text:span text:style-name="T9">y son bastante versátiles ya que podemos decidir qué tipo de eventos queremos filtrar. Entre todos los eventos posibles, algunos de ellos son los cambios en el ciclo de vida o atributos de nuestro ServletContext, el ciclo de vida y los cambios en los atributos de nuestras sesiones, el ciclo de vida y el cambio de los atributos en nuestros objetos request, etc.</text:span></text:p>
      <text:p text:style-name="P3"><text:span text:style-name="T9"/></text:p>
      <text:p text:style-name="P6"><text:span text:style-name="T8">A lo largo de la práctica se desarrollarán ejercicios para que se pueda comprender cómo es que funcionan estas clases y se le empezará a dar aplicaciones prácticas a estas clases para ver el potencial que tienen y cómo nos pueden simplificar algunas cuestiones a lo largo del desarrollo de nuestras aplicaciones web.</text:span></text:p>
      <text:p text:style-name="P10"><text:span text:style-name="T8">Desarrollo:</text:span></text:p>
      <text:p text:style-name="P7"><text:span text:style-name="T8"/></text:p>
      <text:p text:style-name="P7"><text:span text:style-name="T8">Para realizar esta práctica utilizamos el IDE de Eclipse y generamos un proyecto Maven para agregar nuestras dependencias sin tener que descargarlas. Por ello, para ejecutar nuestro proyecto es necesario tener acceso a Internet.</text:span></text:p>
      <text:p text:style-name="P7"><text:span text:style-name="T8"/></text:p>
      <text:p text:style-name="P7"><text:span text:style-name="T8">Debido a que para el proyecto se usó un código fuente base proporcionado por el profesor que usar el framework de Hibernate es que tendremos que agregar varias dependencias para su correcto funcionamiento. EL código en nuestro archivo pom.xml debe tener lo siguiente:</text:span></text:p>
      <text:p text:style-name="P7"><text:span text:style-name="T19">&lt;</text:span><text:span text:style-name="T20">properties</text:span><text:span text:style-name="T18">&gt;</text:span></text:p>
      <text:p text:style-name="P11"><text:span text:style-name="T22"><text:tab/><text:tab/></text:span><text:span text:style-name="T23">&lt;!-- </text:span><text:span text:style-name="T24">Versiones</text:span><text:span text:style-name="T23"> </text:span><text:span text:style-name="T24">usadas</text:span><text:span text:style-name="T23"> </text:span><text:span text:style-name="T24">de</text:span><text:span text:style-name="T23"> </text:span><text:span text:style-name="T24">los</text:span><text:span text:style-name="T23"> frameworks --&gt;</text:span></text:p>
      <text:p text:style-name="P11"><text:span text:style-name="T22"><text:tab/><text:tab/></text:span><text:span text:style-name="T18">&lt;</text:span><text:span text:style-name="T20">java.version</text:span><text:span text:style-name="T18">&gt;</text:span><text:span text:style-name="T22">1.8</text:span><text:span text:style-name="T18">&lt;/</text:span><text:span text:style-name="T20">java.version</text:span><text:span text:style-name="T18">&gt;</text:span></text:p>
      <text:p text:style-name="P11"><text:span text:style-name="T22"><text:tab/><text:tab/></text:span><text:span text:style-name="T18">&lt;</text:span><text:span text:style-name="T20">spring.version</text:span><text:span text:style-name="T18">&gt;</text:span><text:span text:style-name="T22">4.3.8.RELEASE</text:span><text:span text:style-name="T18">&lt;/</text:span><text:span text:style-name="T20">spring.version</text:span><text:span text:style-name="T18">&gt;</text:span></text:p>
      <text:p text:style-name="P11"><text:span text:style-name="T22"><text:tab/><text:tab/></text:span><text:span text:style-name="T18">&lt;</text:span><text:span text:style-name="T20">hibernate.version</text:span><text:span text:style-name="T18">&gt;</text:span><text:span text:style-name="T22">5.2.10.Final</text:span><text:span text:style-name="T18">&lt;/</text:span><text:span text:style-name="T20">hibernate.version</text:span><text:span text:style-name="T18">&gt;</text:span></text:p>
      <text:p text:style-name="P11"><text:span text:style-name="T22"><text:tab/><text:tab/></text:span><text:span text:style-name="T18">&lt;</text:span><text:span text:style-name="T20">jetty.version</text:span><text:span text:style-name="T18">&gt;</text:span><text:span text:style-name="T22">8.1.8.v20121106</text:span><text:span text:style-name="T18">&lt;/</text:span><text:span text:style-name="T20">jetty.version</text:span><text:span text:style-name="T18">&gt;</text:span></text:p>
      <text:p text:style-name="P11"><text:span text:style-name="T22"><text:tab/><text:tab/></text:span><text:span text:style-name="T18">&lt;</text:span><text:span text:style-name="T20">testng.version</text:span><text:span text:style-name="T18">&gt;</text:span><text:span text:style-name="T22">6.11</text:span><text:span text:style-name="T18">&lt;/</text:span><text:span text:style-name="T20">testng.version</text:span><text:span text:style-name="T18">&gt;</text:span></text:p>
      <text:p text:style-name="P11"><text:span text:style-name="T22"><text:tab/><text:tab/></text:span><text:span text:style-name="T23">&lt;!-- Define el </text:span><text:span text:style-name="T24">formato</text:span><text:span text:style-name="T23"> </text:span><text:span text:style-name="T24">de</text:span><text:span text:style-name="T23"> </text:span><text:span text:style-name="T24">fecha</text:span><text:span text:style-name="T23"> </text:span><text:span text:style-name="T24">con</text:span><text:span text:style-name="T23"> el </text:span><text:span text:style-name="T24">que</text:span><text:span text:style-name="T23"> </text:span><text:span text:style-name="T24">debe</text:span><text:span text:style-name="T23"> </text:span><text:span text:style-name="T24">ser</text:span><text:span text:style-name="T23"> </text:span><text:span text:style-name="T24">generada</text:span><text:span text:style-name="T23"> </text:span><text:span text:style-name="T24">la</text:span><text:span text:style-name="T23"> </text:span><text:span text:style-name="T24">estampa</text:span><text:span text:style-name="T23"> </text:span></text:p>
      <text:p text:style-name="P11"><text:span text:style-name="T23"><text:tab/><text:tab/><text:tab/></text:span><text:span text:style-name="T24">de</text:span><text:span text:style-name="T23"> </text:span><text:span text:style-name="T24">tiempo</text:span><text:span text:style-name="T23"> </text:span><text:span text:style-name="T24">en</text:span><text:span text:style-name="T23"> </text:span><text:span text:style-name="T24">cada</text:span><text:span text:style-name="T23"> </text:span><text:span text:style-name="T24">ejecución</text:span><text:span text:style-name="T23"> </text:span><text:span text:style-name="T24">de</text:span><text:span text:style-name="T23"> </text:span><text:span text:style-name="T24">construcción</text:span><text:span text:style-name="T23"> </text:span><text:span text:style-name="T24">de</text:span><text:span text:style-name="T23"> </text:span><text:span text:style-name="T24">maven</text:span><text:span text:style-name="T23"> --&gt;</text:span></text:p>
      <text:p text:style-name="P11"><text:span text:style-name="T22"><text:tab/><text:tab/></text:span><text:span text:style-name="T18">&lt;</text:span><text:span text:style-name="T20">maven.build.timestamp.format</text:span><text:span text:style-name="T18">&gt;</text:span><text:span text:style-name="T22">yyyyMMddHHmm</text:span><text:span text:style-name="T18">&lt;/</text:span><text:span text:style-name="T20">maven.build.timestamp.format</text:span><text:span text:style-name="T18">&gt;</text:span></text:p>
      <text:p text:style-name="P11"><text:span text:style-name="T22"><text:tab/><text:tab/></text:span><text:span text:style-name="T18">&lt;</text:span><text:span text:style-name="T20">project.build.sourceEncoding</text:span><text:span text:style-name="T18">&gt;</text:span><text:span text:style-name="T22">UTF-8</text:span><text:span text:style-name="T18">&lt;/</text:span><text:span text:style-name="T20">project.build.sourceEncoding</text:span><text:span text:style-name="T18">&gt;</text:span></text:p>
      <text:p text:style-name="P11"><text:span text:style-name="T22"><text:tab/></text:span><text:span text:style-name="T18">&lt;/</text:span><text:span text:style-name="T20">properties</text:span><text:span text:style-name="T18">&gt;</text:span></text:p>
      <text:p text:style-name="P11"><text:span text:style-name="T22"><text:tab/></text:span><text:span text:style-name="T18">&lt;</text:span><text:span text:style-name="T20">build</text:span><text:span text:style-name="T18">&gt;</text:span></text:p>
      <text:p text:style-name="P11"><text:span text:style-name="T22"><text:tab/><text:tab/></text:span><text:span text:style-name="T18">&lt;</text:span><text:span text:style-name="T20">finalName</text:span><text:span text:style-name="T18">&gt;</text:span><text:span text:style-name="T22">tarea6</text:span><text:span text:style-name="T18">&lt;/</text:span><text:span text:style-name="T20">finalName</text:span><text:span text:style-name="T18">&gt;</text:span></text:p>
      <text:p text:style-name="P11"><text:span text:style-name="T22"><text:tab/><text:tab/></text:span><text:span text:style-name="T18">&lt;</text:span><text:span text:style-name="T20">plugins</text:span><text:span text:style-name="T18">&gt;</text:span></text:p>
      <text:p text:style-name="P11"><text:span text:style-name="T22"><text:tab/><text:tab/><text:tab/></text:span><text:span text:style-name="T18">&lt;</text:span><text:span text:style-name="T20">plugin</text:span><text:span text:style-name="T18">&gt;</text:span></text:p>
      <text:p text:style-name="P11"><text:span text:style-name="T22"><text:tab/><text:tab/><text:tab/><text:tab/></text:span><text:span text:style-name="T18">&lt;</text:span><text:span text:style-name="T20">groupId</text:span><text:span text:style-name="T18">&gt;</text:span><text:span text:style-name="T22">org.apache.maven.plugins</text:span><text:span text:style-name="T18">&lt;/</text:span><text:span text:style-name="T20">groupId</text:span><text:span text:style-name="T18">&gt;</text:span></text:p>
      <text:p text:style-name="P11"><text:span text:style-name="T22"><text:tab/><text:tab/><text:tab/><text:tab/></text:span><text:span text:style-name="T18">&lt;</text:span><text:span text:style-name="T20">artifactId</text:span><text:span text:style-name="T18">&gt;</text:span><text:span text:style-name="T22">maven-compiler-plugin</text:span><text:span text:style-name="T18">&lt;/</text:span><text:span text:style-name="T20">artifactId</text:span><text:span text:style-name="T18">&gt;</text:span></text:p>
      <text:p text:style-name="P11"><text:span text:style-name="T22"><text:tab/><text:tab/><text:tab/><text:tab/></text:span><text:span text:style-name="T18">&lt;</text:span><text:span text:style-name="T20">version</text:span><text:span text:style-name="T18">&gt;</text:span><text:span text:style-name="T22">3.1</text:span><text:span text:style-name="T18">&lt;/</text:span><text:span text:style-name="T20">version</text:span><text:span text:style-name="T18">&gt;</text:span></text:p>
      <text:p text:style-name="P11"><text:span text:style-name="T22"><text:tab/><text:tab/><text:tab/><text:tab/></text:span><text:span text:style-name="T18">&lt;</text:span><text:span text:style-name="T20">configuration</text:span><text:span text:style-name="T18">&gt;</text:span></text:p>
      <text:p text:style-name="P11"><text:span text:style-name="T22"><text:tab/><text:tab/><text:tab/><text:tab/><text:tab/></text:span><text:span text:style-name="T18">&lt;</text:span><text:span text:style-name="T20">source</text:span><text:span text:style-name="T18">&gt;</text:span><text:span text:style-name="T22">1.8</text:span><text:span text:style-name="T18">&lt;/</text:span><text:span text:style-name="T20">source</text:span><text:span text:style-name="T18">&gt;</text:span></text:p>
      <text:p text:style-name="P11"><text:span text:style-name="T22"><text:tab/><text:tab/><text:tab/><text:tab/><text:tab/></text:span><text:span text:style-name="T18">&lt;</text:span><text:span text:style-name="T20">target</text:span><text:span text:style-name="T18">&gt;</text:span><text:span text:style-name="T22">1.8</text:span><text:span text:style-name="T18">&lt;/</text:span><text:span text:style-name="T20">target</text:span><text:span text:style-name="T18">&gt;</text:span></text:p>
      <text:p text:style-name="P11"><text:span text:style-name="T22"><text:tab/><text:tab/><text:tab/><text:tab/></text:span><text:span text:style-name="T18">&lt;/</text:span><text:span text:style-name="T20">configuration</text:span><text:span text:style-name="T18">&gt;</text:span></text:p>
      <text:p text:style-name="P11"><text:span text:style-name="T22"><text:tab/><text:tab/><text:tab/></text:span><text:span text:style-name="T18">&lt;/</text:span><text:span text:style-name="T20">plugin</text:span><text:span text:style-name="T18">&gt;</text:span></text:p>
      <text:p text:style-name="P11"><text:span text:style-name="T22"><text:tab/><text:tab/></text:span><text:span text:style-name="T18">&lt;/</text:span><text:span text:style-name="T20">plugins</text:span><text:span text:style-name="T18">&gt;</text:span></text:p>
      <text:p text:style-name="P11"><text:span text:style-name="T22"><text:tab/></text:span><text:span text:style-name="T18">&lt;/</text:span><text:span text:style-name="T20">build</text:span><text:span text:style-name="T18">&gt;</text:span></text:p>
      <text:p text:style-name="P11"><text:span text:style-name="T22"><text:tab/></text:span><text:span text:style-name="T18">&lt;</text:span><text:span text:style-name="T20">dependencies</text:span><text:span text:style-name="T18">&gt;</text:span></text:p>
      <text:p text:style-name="P11"><text:span text:style-name="T22"><text:tab/><text:tab/></text:span><text:span text:style-name="T18">&lt;</text:span><text:span text:style-name="T20">dependency</text:span><text:span text:style-name="T18">&gt;</text:span></text:p>
      <text:p text:style-name="P11"><text:span text:style-name="T22"><text:tab/><text:tab/><text:tab/></text:span><text:span text:style-name="T18">&lt;</text:span><text:span text:style-name="T20">groupId</text:span><text:span text:style-name="T18">&gt;</text:span><text:span text:style-name="T22">junit</text:span><text:span text:style-name="T18">&lt;/</text:span><text:span text:style-name="T20">groupId</text:span><text:span text:style-name="T18">&gt;</text:span></text:p>
      <text:p text:style-name="P11"><text:span text:style-name="T22"><text:tab/><text:tab/><text:tab/></text:span><text:span text:style-name="T18">&lt;</text:span><text:span text:style-name="T20">artifactId</text:span><text:span text:style-name="T18">&gt;</text:span><text:span text:style-name="T22">junit</text:span><text:span text:style-name="T18">&lt;/</text:span><text:span text:style-name="T20">artifactId</text:span><text:span text:style-name="T18">&gt;</text:span></text:p>
      <text:p text:style-name="P11"><text:span text:style-name="T22"><text:tab/><text:tab/><text:tab/></text:span><text:span text:style-name="T18">&lt;</text:span><text:span text:style-name="T20">version</text:span><text:span text:style-name="T18">&gt;</text:span><text:span text:style-name="T22">3.8.1</text:span><text:span text:style-name="T18">&lt;/</text:span><text:span text:style-name="T20">version</text:span><text:span text:style-name="T18">&gt;</text:span></text:p>
      <text:p text:style-name="P11"><text:span text:style-name="T22"><text:tab/><text:tab/><text:tab/></text:span><text:span text:style-name="T18">&lt;</text:span><text:span text:style-name="T20">scope</text:span><text:span text:style-name="T18">&gt;</text:span><text:span text:style-name="T22">test</text:span><text:span text:style-name="T18">&lt;/</text:span><text:span text:style-name="T20">scope</text:span><text:span text:style-name="T18">&gt;</text:span></text:p>
      <text:p text:style-name="P11"><text:span text:style-name="T22"><text:tab/><text:tab/></text:span><text:span text:style-name="T18">&lt;/</text:span><text:span text:style-name="T20">dependency</text:span><text:span text:style-name="T18">&gt;</text:span></text:p>
      <text:p text:style-name="P11"><text:span text:style-name="T22"><text:tab/><text:tab/></text:span><text:span text:style-name="T18">&lt;</text:span><text:span text:style-name="T20">dependency</text:span><text:span text:style-name="T18">&gt;</text:span></text:p>
      <text:p text:style-name="P11"><text:span text:style-name="T22"><text:tab/><text:tab/><text:tab/></text:span><text:span text:style-name="T18">&lt;</text:span><text:span text:style-name="T20">groupId</text:span><text:span text:style-name="T18">&gt;</text:span><text:span text:style-name="T22">javax.servlet</text:span><text:span text:style-name="T18">&lt;/</text:span><text:span text:style-name="T20">groupId</text:span><text:span text:style-name="T18">&gt;</text:span></text:p>
      <text:p text:style-name="P11"><text:span text:style-name="T22"><text:tab/><text:tab/><text:tab/></text:span><text:span text:style-name="T18">&lt;</text:span><text:span text:style-name="T20">artifactId</text:span><text:span text:style-name="T18">&gt;</text:span><text:span text:style-name="T22">javax.servlet-api</text:span><text:span text:style-name="T18">&lt;/</text:span><text:span text:style-name="T20">artifactId</text:span><text:span text:style-name="T18">&gt;</text:span></text:p>
      <text:p text:style-name="P11"><text:span text:style-name="T22"><text:tab/><text:tab/><text:tab/></text:span><text:span text:style-name="T18">&lt;</text:span><text:span text:style-name="T20">version</text:span><text:span text:style-name="T18">&gt;</text:span><text:span text:style-name="T22">3.1.0</text:span><text:span text:style-name="T18">&lt;/</text:span><text:span text:style-name="T20">version</text:span><text:span text:style-name="T18">&gt;</text:span></text:p>
      <text:p text:style-name="P11"><text:span text:style-name="T22"><text:tab/><text:tab/><text:tab/></text:span><text:span text:style-name="T18">&lt;</text:span><text:span text:style-name="T20">scope</text:span><text:span text:style-name="T18">&gt;</text:span><text:span text:style-name="T22">provided</text:span><text:span text:style-name="T18">&lt;/</text:span><text:span text:style-name="T20">scope</text:span><text:span text:style-name="T18">&gt;</text:span></text:p>
      <text:p text:style-name="P11"><text:span text:style-name="T22"><text:tab/><text:tab/></text:span><text:span text:style-name="T18">&lt;/</text:span><text:span text:style-name="T20">dependency</text:span><text:span text:style-name="T18">&gt;</text:span></text:p>
      <text:p text:style-name="P11"><text:span text:style-name="T22"><text:tab/><text:tab/></text:span><text:span text:style-name="T18">&lt;</text:span><text:span text:style-name="T20">dependency</text:span><text:span text:style-name="T18">&gt;</text:span></text:p>
      <text:p text:style-name="P11"><text:span text:style-name="T22"><text:tab/><text:tab/><text:tab/></text:span><text:span text:style-name="T18">&lt;</text:span><text:span text:style-name="T20">groupId</text:span><text:span text:style-name="T18">&gt;</text:span><text:span text:style-name="T22">org.postgresql</text:span><text:span text:style-name="T18">&lt;/</text:span><text:span text:style-name="T20">groupId</text:span><text:span text:style-name="T18">&gt;</text:span></text:p>
      <text:p text:style-name="P11"><text:span text:style-name="T22"><text:tab/><text:tab/><text:tab/></text:span><text:span text:style-name="T18">&lt;</text:span><text:span text:style-name="T20">artifactId</text:span><text:span text:style-name="T18">&gt;</text:span><text:span text:style-name="T22">postgresql</text:span><text:span text:style-name="T18">&lt;/</text:span><text:span text:style-name="T20">artifactId</text:span><text:span text:style-name="T18">&gt;</text:span></text:p>
      <text:p text:style-name="P11"><text:span text:style-name="T22"><text:tab/><text:tab/><text:tab/></text:span><text:span text:style-name="T18">&lt;</text:span><text:span text:style-name="T20">version</text:span><text:span text:style-name="T18">&gt;</text:span><text:span text:style-name="T22">9.4.1212</text:span><text:span text:style-name="T18">&lt;/</text:span><text:span text:style-name="T20">version</text:span><text:span text:style-name="T18">&gt;</text:span></text:p>
      <text:p text:style-name="P11"><text:span text:style-name="T22"><text:tab/><text:tab/></text:span><text:span text:style-name="T18">&lt;/</text:span><text:span text:style-name="T20">dependency</text:span><text:span text:style-name="T18">&gt;</text:span></text:p>
      <text:p text:style-name="P11"><text:span text:style-name="T22"><text:tab/><text:tab/></text:span><text:span text:style-name="T23">&lt;!-- ************************* --&gt;</text:span></text:p>
      <text:p text:style-name="P11"><text:span text:style-name="T22"><text:tab/><text:tab/></text:span><text:span text:style-name="T23">&lt;!-- </text:span><text:span text:style-name="T24">Dependencias</text:span><text:span text:style-name="T23"> </text:span><text:span text:style-name="T24">de</text:span><text:span text:style-name="T23"> </text:span><text:span text:style-name="T24">Hibernate</text:span><text:span text:style-name="T23"> --&gt;</text:span></text:p>
      <text:p text:style-name="P11"><text:soft-page-break/><text:span text:style-name="T22"><text:tab/><text:tab/></text:span><text:span text:style-name="T23">&lt;!-- ************************* --&gt;</text:span></text:p>
      <text:p text:style-name="P11"><text:span text:style-name="T22"><text:tab/><text:tab/></text:span><text:span text:style-name="T18">&lt;</text:span><text:span text:style-name="T20">dependency</text:span><text:span text:style-name="T18">&gt;</text:span></text:p>
      <text:p text:style-name="P11"><text:span text:style-name="T22"><text:tab/><text:tab/><text:tab/></text:span><text:span text:style-name="T18">&lt;</text:span><text:span text:style-name="T20">groupId</text:span><text:span text:style-name="T18">&gt;</text:span><text:span text:style-name="T22">org.hibernate</text:span><text:span text:style-name="T18">&lt;/</text:span><text:span text:style-name="T20">groupId</text:span><text:span text:style-name="T18">&gt;</text:span></text:p>
      <text:p text:style-name="P11"><text:span text:style-name="T22"><text:tab/><text:tab/><text:tab/></text:span><text:span text:style-name="T18">&lt;</text:span><text:span text:style-name="T20">artifactId</text:span><text:span text:style-name="T18">&gt;</text:span><text:span text:style-name="T22">hibernate-core</text:span><text:span text:style-name="T18">&lt;/</text:span><text:span text:style-name="T20">artifactId</text:span><text:span text:style-name="T18">&gt;</text:span></text:p>
      <text:p text:style-name="P11"><text:span text:style-name="T22"><text:tab/><text:tab/><text:tab/></text:span><text:span text:style-name="T18">&lt;</text:span><text:span text:style-name="T20">version</text:span><text:span text:style-name="T18">&gt;</text:span><text:span text:style-name="T22">${hibernate.version}</text:span><text:span text:style-name="T18">&lt;/</text:span><text:span text:style-name="T20">version</text:span><text:span text:style-name="T18">&gt;</text:span></text:p>
      <text:p text:style-name="P11"><text:span text:style-name="T22"><text:tab/><text:tab/></text:span><text:span text:style-name="T18">&lt;/</text:span><text:span text:style-name="T20">dependency</text:span><text:span text:style-name="T18">&gt;</text:span></text:p>
      <text:p text:style-name="P11"><text:span text:style-name="T22"><text:tab/><text:tab/></text:span><text:span text:style-name="T18">&lt;</text:span><text:span text:style-name="T20">dependency</text:span><text:span text:style-name="T18">&gt;</text:span></text:p>
      <text:p text:style-name="P11"><text:span text:style-name="T22"><text:tab/><text:tab/><text:tab/></text:span><text:span text:style-name="T18">&lt;</text:span><text:span text:style-name="T20">groupId</text:span><text:span text:style-name="T18">&gt;</text:span><text:span text:style-name="T22">org.antlr</text:span><text:span text:style-name="T18">&lt;/</text:span><text:span text:style-name="T20">groupId</text:span><text:span text:style-name="T18">&gt;</text:span></text:p>
      <text:p text:style-name="P11"><text:span text:style-name="T22"><text:tab/><text:tab/><text:tab/></text:span><text:span text:style-name="T18">&lt;</text:span><text:span text:style-name="T20">artifactId</text:span><text:span text:style-name="T18">&gt;</text:span><text:span text:style-name="T22">antlr-runtime</text:span><text:span text:style-name="T18">&lt;/</text:span><text:span text:style-name="T20">artifactId</text:span><text:span text:style-name="T18">&gt;</text:span></text:p>
      <text:p text:style-name="P11"><text:span text:style-name="T22"><text:tab/><text:tab/><text:tab/></text:span><text:span text:style-name="T18">&lt;</text:span><text:span text:style-name="T20">version</text:span><text:span text:style-name="T18">&gt;</text:span><text:span text:style-name="T22">3.5.2</text:span><text:span text:style-name="T18">&lt;/</text:span><text:span text:style-name="T20">version</text:span><text:span text:style-name="T18">&gt;</text:span></text:p>
      <text:p text:style-name="P11"><text:span text:style-name="T22"><text:tab/><text:tab/></text:span><text:span text:style-name="T18">&lt;/</text:span><text:span text:style-name="T20">dependency</text:span><text:span text:style-name="T18">&gt;</text:span></text:p>
      <text:p text:style-name="P11"><text:span text:style-name="T22"><text:tab/><text:tab/></text:span><text:span text:style-name="T18">&lt;</text:span><text:span text:style-name="T20">dependency</text:span><text:span text:style-name="T18">&gt;</text:span></text:p>
      <text:p text:style-name="P11"><text:span text:style-name="T22"><text:tab/><text:tab/><text:tab/></text:span><text:span text:style-name="T18">&lt;</text:span><text:span text:style-name="T20">groupId</text:span><text:span text:style-name="T18">&gt;</text:span><text:span text:style-name="T22">org.apache.geronimo.specs</text:span><text:span text:style-name="T18">&lt;/</text:span><text:span text:style-name="T20">groupId</text:span><text:span text:style-name="T18">&gt;</text:span></text:p>
      <text:p text:style-name="P11"><text:span text:style-name="T22"><text:tab/><text:tab/><text:tab/></text:span><text:span text:style-name="T18">&lt;</text:span><text:span text:style-name="T20">artifactId</text:span><text:span text:style-name="T18">&gt;</text:span><text:span text:style-name="T22">geronimo-jta_1.1_spec</text:span><text:span text:style-name="T18">&lt;/</text:span><text:span text:style-name="T20">artifactId</text:span><text:span text:style-name="T18">&gt;</text:span></text:p>
      <text:p text:style-name="P11"><text:span text:style-name="T22"><text:tab/><text:tab/><text:tab/></text:span><text:span text:style-name="T18">&lt;</text:span><text:span text:style-name="T20">version</text:span><text:span text:style-name="T18">&gt;</text:span><text:span text:style-name="T22">1.1.1</text:span><text:span text:style-name="T18">&lt;/</text:span><text:span text:style-name="T20">version</text:span><text:span text:style-name="T18">&gt;</text:span></text:p>
      <text:p text:style-name="P11"><text:span text:style-name="T22"><text:tab/><text:tab/></text:span><text:span text:style-name="T18">&lt;/</text:span><text:span text:style-name="T20">dependency</text:span><text:span text:style-name="T18">&gt;</text:span></text:p>
      <text:p text:style-name="P11"><text:span text:style-name="T22"><text:tab/><text:tab/></text:span><text:span text:style-name="T18">&lt;</text:span><text:span text:style-name="T20">dependency</text:span><text:span text:style-name="T18">&gt;</text:span></text:p>
      <text:p text:style-name="P11"><text:span text:style-name="T22"><text:tab/><text:tab/><text:tab/></text:span><text:span text:style-name="T18">&lt;</text:span><text:span text:style-name="T20">groupId</text:span><text:span text:style-name="T18">&gt;</text:span><text:span text:style-name="T22">org.hibernate.common</text:span><text:span text:style-name="T18">&lt;/</text:span><text:span text:style-name="T20">groupId</text:span><text:span text:style-name="T18">&gt;</text:span></text:p>
      <text:p text:style-name="P11"><text:span text:style-name="T22"><text:tab/><text:tab/><text:tab/></text:span><text:span text:style-name="T18">&lt;</text:span><text:span text:style-name="T20">artifactId</text:span><text:span text:style-name="T18">&gt;</text:span><text:span text:style-name="T22">hibernate-commons-annotations</text:span><text:span text:style-name="T18">&lt;/</text:span><text:span text:style-name="T20">artifactId</text:span><text:span text:style-name="T18">&gt;</text:span></text:p>
      <text:p text:style-name="P11"><text:span text:style-name="T22"><text:tab/><text:tab/><text:tab/></text:span><text:span text:style-name="T18">&lt;</text:span><text:span text:style-name="T20">version</text:span><text:span text:style-name="T18">&gt;</text:span><text:span text:style-name="T22">5.0.1.Final</text:span><text:span text:style-name="T18">&lt;/</text:span><text:span text:style-name="T20">version</text:span><text:span text:style-name="T18">&gt;</text:span></text:p>
      <text:p text:style-name="P11"><text:span text:style-name="T22"><text:tab/><text:tab/></text:span><text:span text:style-name="T18">&lt;/</text:span><text:span text:style-name="T20">dependency</text:span><text:span text:style-name="T18">&gt;</text:span></text:p>
      <text:p text:style-name="P11"><text:span text:style-name="T22"><text:tab/><text:tab/></text:span><text:span text:style-name="T18">&lt;</text:span><text:span text:style-name="T20">dependency</text:span><text:span text:style-name="T18">&gt;</text:span></text:p>
      <text:p text:style-name="P11"><text:span text:style-name="T22"><text:tab/><text:tab/><text:tab/></text:span><text:span text:style-name="T18">&lt;</text:span><text:span text:style-name="T20">groupId</text:span><text:span text:style-name="T18">&gt;</text:span><text:span text:style-name="T22">org.hibernate</text:span><text:span text:style-name="T18">&lt;/</text:span><text:span text:style-name="T20">groupId</text:span><text:span text:style-name="T18">&gt;</text:span></text:p>
      <text:p text:style-name="P11"><text:span text:style-name="T22"><text:tab/><text:tab/><text:tab/></text:span><text:span text:style-name="T18">&lt;</text:span><text:span text:style-name="T20">artifactId</text:span><text:span text:style-name="T18">&gt;</text:span><text:span text:style-name="T22">hibernate-entitymanager</text:span><text:span text:style-name="T18">&lt;/</text:span><text:span text:style-name="T20">artifactId</text:span><text:span text:style-name="T18">&gt;</text:span></text:p>
      <text:p text:style-name="P11"><text:span text:style-name="T22"><text:tab/><text:tab/><text:tab/></text:span><text:span text:style-name="T18">&lt;</text:span><text:span text:style-name="T20">version</text:span><text:span text:style-name="T18">&gt;</text:span><text:span text:style-name="T22">${hibernate.version}</text:span><text:span text:style-name="T18">&lt;/</text:span><text:span text:style-name="T20">version</text:span><text:span text:style-name="T18">&gt;</text:span></text:p>
      <text:p text:style-name="P11"><text:span text:style-name="T22"><text:tab/><text:tab/></text:span><text:span text:style-name="T18">&lt;/</text:span><text:span text:style-name="T20">dependency</text:span><text:span text:style-name="T18">&gt;</text:span></text:p>
      <text:p text:style-name="P11"><text:span text:style-name="T22"><text:tab/><text:tab/></text:span><text:span text:style-name="T18">&lt;</text:span><text:span text:style-name="T20">dependency</text:span><text:span text:style-name="T18">&gt;</text:span></text:p>
      <text:p text:style-name="P11"><text:span text:style-name="T22"><text:tab/><text:tab/><text:tab/></text:span><text:span text:style-name="T18">&lt;</text:span><text:span text:style-name="T20">groupId</text:span><text:span text:style-name="T18">&gt;</text:span><text:span text:style-name="T22">org.hibernate.javax.persistence</text:span><text:span text:style-name="T18">&lt;/</text:span><text:span text:style-name="T20">groupId</text:span><text:span text:style-name="T18">&gt;</text:span></text:p>
      <text:p text:style-name="P11"><text:span text:style-name="T22"><text:tab/><text:tab/><text:tab/></text:span><text:span text:style-name="T18">&lt;</text:span><text:span text:style-name="T20">artifactId</text:span><text:span text:style-name="T18">&gt;</text:span><text:span text:style-name="T22">hibernate-jpa-2.1-api</text:span><text:span text:style-name="T18">&lt;/</text:span><text:span text:style-name="T20">artifactId</text:span><text:span text:style-name="T18">&gt;</text:span></text:p>
      <text:p text:style-name="P11"><text:span text:style-name="T22"><text:tab/><text:tab/><text:tab/></text:span><text:span text:style-name="T18">&lt;</text:span><text:span text:style-name="T20">version</text:span><text:span text:style-name="T18">&gt;</text:span><text:span text:style-name="T22">1.0.0.Final</text:span><text:span text:style-name="T18">&lt;/</text:span><text:span text:style-name="T20">version</text:span><text:span text:style-name="T18">&gt;</text:span></text:p>
      <text:p text:style-name="P11"><text:span text:style-name="T22"><text:tab/><text:tab/></text:span><text:span text:style-name="T18">&lt;/</text:span><text:span text:style-name="T20">dependency</text:span><text:span text:style-name="T18">&gt;</text:span></text:p>
      <text:p text:style-name="P11"><text:span text:style-name="T22"><text:tab/><text:tab/></text:span><text:span text:style-name="T18">&lt;</text:span><text:span text:style-name="T20">dependency</text:span><text:span text:style-name="T18">&gt;</text:span></text:p>
      <text:p text:style-name="P11"><text:span text:style-name="T22"><text:tab/><text:tab/><text:tab/></text:span><text:span text:style-name="T18">&lt;</text:span><text:span text:style-name="T20">groupId</text:span><text:span text:style-name="T18">&gt;</text:span><text:span text:style-name="T22">org.jboss</text:span><text:span text:style-name="T18">&lt;/</text:span><text:span text:style-name="T20">groupId</text:span><text:span text:style-name="T18">&gt;</text:span></text:p>
      <text:p text:style-name="P11"><text:span text:style-name="T22"><text:tab/><text:tab/><text:tab/></text:span><text:span text:style-name="T18">&lt;</text:span><text:span text:style-name="T20">artifactId</text:span><text:span text:style-name="T18">&gt;</text:span><text:span text:style-name="T22">jandex</text:span><text:span text:style-name="T18">&lt;/</text:span><text:span text:style-name="T20">artifactId</text:span><text:span text:style-name="T18">&gt;</text:span></text:p>
      <text:p text:style-name="P11"><text:span text:style-name="T22"><text:tab/><text:tab/><text:tab/></text:span><text:span text:style-name="T18">&lt;</text:span><text:span text:style-name="T20">version</text:span><text:span text:style-name="T18">&gt;</text:span><text:span text:style-name="T22">2.0.0.Final</text:span><text:span text:style-name="T18">&lt;/</text:span><text:span text:style-name="T20">version</text:span><text:span text:style-name="T18">&gt;</text:span></text:p>
      <text:p text:style-name="P11"><text:span text:style-name="T22"><text:tab/><text:tab/></text:span><text:span text:style-name="T18">&lt;/</text:span><text:span text:style-name="T20">dependency</text:span><text:span text:style-name="T18">&gt;</text:span></text:p>
      <text:p text:style-name="P11"><text:span text:style-name="T22"><text:tab/><text:tab/></text:span><text:span text:style-name="T18">&lt;</text:span><text:span text:style-name="T20">dependency</text:span><text:span text:style-name="T18">&gt;</text:span></text:p>
      <text:p text:style-name="P11"><text:span text:style-name="T22"><text:tab/><text:tab/><text:tab/></text:span><text:span text:style-name="T18">&lt;</text:span><text:span text:style-name="T20">groupId</text:span><text:span text:style-name="T18">&gt;</text:span><text:span text:style-name="T22">cglib</text:span><text:span text:style-name="T18">&lt;/</text:span><text:span text:style-name="T20">groupId</text:span><text:span text:style-name="T18">&gt;</text:span></text:p>
      <text:p text:style-name="P11"><text:span text:style-name="T22"><text:tab/><text:tab/><text:tab/></text:span><text:span text:style-name="T18">&lt;</text:span><text:span text:style-name="T20">artifactId</text:span><text:span text:style-name="T18">&gt;</text:span><text:span text:style-name="T22">cglib</text:span><text:span text:style-name="T18">&lt;/</text:span><text:span text:style-name="T20">artifactId</text:span><text:span text:style-name="T18">&gt;</text:span></text:p>
      <text:p text:style-name="P11"><text:span text:style-name="T22"><text:tab/><text:tab/><text:tab/></text:span><text:span text:style-name="T18">&lt;</text:span><text:span text:style-name="T20">version</text:span><text:span text:style-name="T18">&gt;</text:span><text:span text:style-name="T22">3.1</text:span><text:span text:style-name="T18">&lt;/</text:span><text:span text:style-name="T20">version</text:span><text:span text:style-name="T18">&gt;</text:span></text:p>
      <text:p text:style-name="P11"><text:span text:style-name="T22"><text:tab/><text:tab/></text:span><text:span text:style-name="T18">&lt;/</text:span><text:span text:style-name="T20">dependency</text:span><text:span text:style-name="T18">&gt;</text:span></text:p>
      <text:p text:style-name="P11"><text:span text:style-name="T22"><text:tab/><text:tab/></text:span><text:span text:style-name="T18">&lt;</text:span><text:span text:style-name="T20">dependency</text:span><text:span text:style-name="T18">&gt;</text:span></text:p>
      <text:p text:style-name="P11"><text:span text:style-name="T22"><text:tab/><text:tab/><text:tab/></text:span><text:span text:style-name="T18">&lt;</text:span><text:span text:style-name="T20">groupId</text:span><text:span text:style-name="T18">&gt;</text:span><text:span text:style-name="T22">com.mchange</text:span><text:span text:style-name="T18">&lt;/</text:span><text:span text:style-name="T20">groupId</text:span><text:span text:style-name="T18">&gt;</text:span></text:p>
      <text:p text:style-name="P11"><text:span text:style-name="T22"><text:tab/><text:tab/><text:tab/></text:span><text:span text:style-name="T18">&lt;</text:span><text:span text:style-name="T20">artifactId</text:span><text:span text:style-name="T18">&gt;</text:span><text:span text:style-name="T22">c3p0</text:span><text:span text:style-name="T18">&lt;/</text:span><text:span text:style-name="T20">artifactId</text:span><text:span text:style-name="T18">&gt;</text:span></text:p>
      <text:p text:style-name="P11"><text:span text:style-name="T22"><text:tab/><text:tab/><text:tab/></text:span><text:span text:style-name="T18">&lt;</text:span><text:span text:style-name="T20">version</text:span><text:span text:style-name="T18">&gt;</text:span><text:span text:style-name="T22">0.9.5.2</text:span><text:span text:style-name="T18">&lt;/</text:span><text:span text:style-name="T20">version</text:span><text:span text:style-name="T18">&gt;</text:span></text:p>
      <text:p text:style-name="P11"><text:span text:style-name="T22"><text:tab/><text:tab/></text:span><text:span text:style-name="T18">&lt;/</text:span><text:span text:style-name="T20">dependency</text:span><text:span text:style-name="T18">&gt;</text:span></text:p>
      <text:p text:style-name="P11"><text:span text:style-name="T22"><text:tab/><text:tab/></text:span><text:span text:style-name="T18">&lt;</text:span><text:span text:style-name="T20">dependency</text:span><text:span text:style-name="T18">&gt;</text:span></text:p>
      <text:p text:style-name="P11"><text:span text:style-name="T22"><text:tab/><text:tab/><text:tab/></text:span><text:span text:style-name="T18">&lt;</text:span><text:span text:style-name="T20">groupId</text:span><text:span text:style-name="T18">&gt;</text:span><text:span text:style-name="T22">javax.transaction</text:span><text:span text:style-name="T18">&lt;/</text:span><text:span text:style-name="T20">groupId</text:span><text:span text:style-name="T18">&gt;</text:span></text:p>
      <text:p text:style-name="P11"><text:span text:style-name="T22"><text:tab/><text:tab/><text:tab/></text:span><text:span text:style-name="T18">&lt;</text:span><text:span text:style-name="T20">artifactId</text:span><text:span text:style-name="T18">&gt;</text:span><text:span text:style-name="T22">jta</text:span><text:span text:style-name="T18">&lt;/</text:span><text:span text:style-name="T20">artifactId</text:span><text:span text:style-name="T18">&gt;</text:span></text:p>
      <text:p text:style-name="P11"><text:span text:style-name="T22"><text:tab/><text:tab/><text:tab/></text:span><text:span text:style-name="T18">&lt;</text:span><text:span text:style-name="T20">version</text:span><text:span text:style-name="T18">&gt;</text:span><text:span text:style-name="T22">1.1</text:span><text:span text:style-name="T18">&lt;/</text:span><text:span text:style-name="T20">version</text:span><text:span text:style-name="T18">&gt;</text:span></text:p>
      <text:p text:style-name="P11"><text:span text:style-name="T22"><text:tab/><text:tab/></text:span><text:span text:style-name="T18">&lt;/</text:span><text:span text:style-name="T20">dependency</text:span><text:span text:style-name="T18">&gt;</text:span></text:p>
      <text:p text:style-name="P11"><text:span text:style-name="T22"><text:tab/><text:tab/></text:span><text:span text:style-name="T18">&lt;</text:span><text:span text:style-name="T20">dependency</text:span><text:span text:style-name="T18">&gt;</text:span></text:p>
      <text:p text:style-name="P11"><text:span text:style-name="T22"><text:tab/><text:tab/><text:tab/></text:span><text:span text:style-name="T18">&lt;</text:span><text:span text:style-name="T20">groupId</text:span><text:span text:style-name="T18">&gt;</text:span><text:span text:style-name="T22">javax.servlet</text:span><text:span text:style-name="T18">&lt;/</text:span><text:span text:style-name="T20">groupId</text:span><text:span text:style-name="T18">&gt;</text:span></text:p>
      <text:p text:style-name="P11"><text:span text:style-name="T22"><text:tab/><text:tab/><text:tab/></text:span><text:span text:style-name="T18">&lt;</text:span><text:span text:style-name="T20">artifactId</text:span><text:span text:style-name="T18">&gt;</text:span><text:span text:style-name="T22">javax.servlet-api</text:span><text:span text:style-name="T18">&lt;/</text:span><text:span text:style-name="T20">artifactId</text:span><text:span text:style-name="T18">&gt;</text:span></text:p>
      <text:p text:style-name="P11"><text:span text:style-name="T22"><text:tab/><text:tab/><text:tab/></text:span><text:span text:style-name="T18">&lt;</text:span><text:span text:style-name="T20">version</text:span><text:span text:style-name="T18">&gt;</text:span><text:span text:style-name="T22">3.1.0</text:span><text:span text:style-name="T18">&lt;/</text:span><text:span text:style-name="T20">version</text:span><text:span text:style-name="T18">&gt;</text:span></text:p>
      <text:p text:style-name="P11"><text:span text:style-name="T22"><text:tab/><text:tab/><text:tab/></text:span><text:span text:style-name="T18">&lt;</text:span><text:span text:style-name="T20">scope</text:span><text:span text:style-name="T18">&gt;</text:span><text:span text:style-name="T22">provided</text:span><text:span text:style-name="T18">&lt;/</text:span><text:span text:style-name="T20">scope</text:span><text:span text:style-name="T18">&gt;</text:span></text:p>
      <text:p text:style-name="P11"><text:span text:style-name="T22"><text:tab/><text:tab/></text:span><text:span text:style-name="T18">&lt;/</text:span><text:span text:style-name="T20">dependency</text:span><text:span text:style-name="T18">&gt;</text:span></text:p>
      <text:p text:style-name="P11"><text:span text:style-name="T22"><text:tab/><text:tab/><text:tab/></text:span><text:span text:style-name="T18">&lt;</text:span><text:span text:style-name="T20">dependency</text:span><text:span text:style-name="T18">&gt;</text:span></text:p>
      <text:p text:style-name="P11"><text:soft-page-break/><text:span text:style-name="T22"><text:tab/><text:tab/><text:tab/></text:span><text:span text:style-name="T18">&lt;</text:span><text:span text:style-name="T20">groupId</text:span><text:span text:style-name="T18">&gt;</text:span><text:span text:style-name="T22">org.postgresql</text:span><text:span text:style-name="T18">&lt;/</text:span><text:span text:style-name="T20">groupId</text:span><text:span text:style-name="T18">&gt;</text:span></text:p>
      <text:p text:style-name="P11"><text:span text:style-name="T22"><text:tab/><text:tab/><text:tab/></text:span><text:span text:style-name="T18">&lt;</text:span><text:span text:style-name="T20">artifactId</text:span><text:span text:style-name="T18">&gt;</text:span><text:span text:style-name="T22">postgresql</text:span><text:span text:style-name="T18">&lt;/</text:span><text:span text:style-name="T20">artifactId</text:span><text:span text:style-name="T18">&gt;</text:span></text:p>
      <text:p text:style-name="P11"><text:span text:style-name="T22"><text:tab/><text:tab/><text:tab/></text:span><text:span text:style-name="T18">&lt;</text:span><text:span text:style-name="T20">version</text:span><text:span text:style-name="T18">&gt;</text:span><text:span text:style-name="T22">42.2.5</text:span><text:span text:style-name="T18">&lt;/</text:span><text:span text:style-name="T20">version</text:span><text:span text:style-name="T18">&gt;</text:span></text:p>
      <text:p text:style-name="P11"><text:span text:style-name="T22"><text:tab/><text:tab/></text:span><text:span text:style-name="T18">&lt;/</text:span><text:span text:style-name="T20">dependency</text:span><text:span text:style-name="T18">&gt;</text:span></text:p>
      <text:p text:style-name="P7"><text:span text:style-name="T22"><text:tab/></text:span><text:span text:style-name="T18">&lt;/</text:span><text:span text:style-name="T20">dependencies</text:span><text:span text:style-name="T18">&gt;</text:span></text:p>
      <text:p text:style-name="P7"><text:span text:style-name="T8"/></text:p>
      <text:p text:style-name="P7"><text:span text:style-name="T8">Una vez agregadas nuestras dependencias comenzaremos por ver cómo es que funciona un filtro. Para ello primero crearemos una clase donde importaremos las siguientes librerías y que implemente a Filter. EL ejemplo se proporciona a continuación:</text:span></text:p>
      <text:p text:style-name="P7"><text:span text:style-name="T27">import</text:span><text:span text:style-name="T16"> javax.servlet.Filter;</text:span></text:p>
      <text:p text:style-name="P11"><text:span text:style-name="T25">import</text:span><text:span text:style-name="T16"> javax.servlet.FilterChain;</text:span></text:p>
      <text:p text:style-name="P11"><text:span text:style-name="T25">import</text:span><text:span text:style-name="T16"> javax.servlet.FilterConfig;</text:span></text:p>
      <text:p text:style-name="P11"><text:span text:style-name="T25">import</text:span><text:span text:style-name="T16"> javax.servlet.ServletException;</text:span></text:p>
      <text:p text:style-name="P11"><text:span text:style-name="T25">import</text:span><text:span text:style-name="T16"> javax.servlet.ServletRequest;</text:span></text:p>
      <text:p text:style-name="P11"><text:span text:style-name="T25">import</text:span><text:span text:style-name="T16"> javax.servlet.ServletResponse;</text:span></text:p>
      <text:p text:style-name="P11"><text:span text:style-name="T25">import</text:span><text:span text:style-name="T16"> javax.servlet.http.HttpServletRequest;</text:span></text:p>
      <text:p text:style-name="P11"><text:span text:style-name="T25">import</text:span><text:span text:style-name="T16"> javax.servlet.http.HttpServletResponse;</text:span></text:p>
      <text:p text:style-name="P4"><text:span text:style-name="T25">import</text:span><text:span text:style-name="T16"> javax.servlet.http.HttpSession;</text:span></text:p>
      <text:p text:style-name="P4"><text:span text:style-name="T10"/></text:p>
      <text:p text:style-name="P4"><text:span text:style-name="T28">public</text:span><text:span text:style-name="T1"> </text:span><text:span text:style-name="T26">class</text:span><text:span text:style-name="T1"> Filter1 </text:span><text:span text:style-name="T26">implements</text:span><text:span text:style-name="T1"> Filter </text:span></text:p>
      <text:p text:style-name="P4"><text:span text:style-name="T1">{</text:span></text:p>
      <text:p text:style-name="P4"><text:span text:style-name="T2"/></text:p>
      <text:p text:style-name="P4"><text:span text:style-name="T2">}</text:span></text:p>
      <text:p text:style-name="P4"><text:span text:style-name="T13"/></text:p>
      <text:p text:style-name="P5"><text:span text:style-name="T10">Lo siguiente es implementar el método que se encarga de cumplir la tarea de filtrado. Este método se llama </text:span><text:span text:style-name="T7">doFilter() </text:span><text:span text:style-name="T10">y es el que será invocado cuando se intente hacer una petición hacia la ruta o rutas </text:span><text:span text:style-name="T12">donde queremos estar filtrando.</text:span></text:p>
      <text:p text:style-name="P5"><text:span text:style-name="T12"/></text:p>
      <text:p text:style-name="P5"><text:span text:style-name="T29">public</text:span><text:span text:style-name="T1"> </text:span><text:span text:style-name="T26">void</text:span><text:span text:style-name="T1"> doFilter(ServletRequest </text:span><text:span text:style-name="T30">request</text:span><text:span text:style-name="T1">, ServletResponse </text:span><text:span text:style-name="T30">response</text:span><text:span text:style-name="T1">, FilterChain </text:span><text:span text:style-name="T30">chain</text:span><text:span text:style-name="T1">) </text:span><text:span text:style-name="T26">throws</text:span><text:span text:style-name="T1"> IOException, ServletException {</text:span></text:p>
      <text:p text:style-name="P5"><text:span text:style-name="T12"><text:tab/></text:span></text:p>
      <text:p text:style-name="P5"><text:span text:style-name="T12"><text:tab/></text:span><text:span text:style-name="T31">chain</text:span><text:span text:style-name="T1">.doFilter(</text:span><text:span text:style-name="T30">request</text:span><text:span text:style-name="T1">, </text:span><text:span text:style-name="T30">response</text:span><text:span text:style-name="T1">);</text:span><text:span text:style-name="T10"> </text:span><text:span text:style-name="T10"><text:s/></text:span></text:p>
      <text:p text:style-name="P8"><text:span text:style-name="T10">}</text:span></text:p>
      <text:p text:style-name="P8"><text:span text:style-name="T10"/></text:p>
      <text:p text:style-name="P8"><text:span text:style-name="T10">E</text:span><text:span text:style-name="T8">ste es el código más simple para hacer un Filter pero aún no hace nada. Con chain.doFilter(…) permitimos que la petición continúe hacia el recurso que solicitó el cliente pero el filtro aún no está del todo listo. Para que nuestro Filter se levante junto con nuestra aplicación web es necesario colocarlo en nuestro archivo web.xml(</text:span><text:span text:style-name="T6">deployment descriptor</text:span><text:span text:style-name="T8">). Para cumplir con esta tarea las etiquetas que deberemos agregar al archivo xml son las siguientes:</text:span></text:p>
      <text:p text:style-name="P8"><text:span text:style-name="T19">&lt;</text:span><text:span text:style-name="T21">filter</text:span><text:span text:style-name="T18">&gt;</text:span></text:p>
      <text:p text:style-name="P11"><text:span text:style-name="T22"><text:s text:c="2"/><text:tab/></text:span><text:span text:style-name="T18">&lt;</text:span><text:span text:style-name="T20">filter-name</text:span><text:span text:style-name="T18">&gt;</text:span><text:span text:style-name="T22">Filter1</text:span><text:span text:style-name="T18">&lt;/</text:span><text:span text:style-name="T20">filter-name</text:span><text:span text:style-name="T18">&gt;</text:span></text:p>
      <text:p text:style-name="P11"><text:span text:style-name="T22"><text:s text:c="2"/><text:tab/></text:span><text:span text:style-name="T18">&lt;</text:span><text:span text:style-name="T20">display-name</text:span><text:span text:style-name="T18">&gt;</text:span><text:span text:style-name="T22">Filter1</text:span><text:span text:style-name="T18">&lt;/</text:span><text:span text:style-name="T20">display-name</text:span><text:span text:style-name="T18">&gt;</text:span></text:p>
      <text:p text:style-name="P11"><text:span text:style-name="T22"><text:s text:c="2"/><text:tab/></text:span><text:span text:style-name="T18">&lt;</text:span><text:span text:style-name="T20">description</text:span><text:span text:style-name="T18">&gt;&lt;/</text:span><text:span text:style-name="T20">description</text:span><text:span text:style-name="T18">&gt;</text:span></text:p>
      <text:p text:style-name="P11"><text:span text:style-name="T22"><text:s text:c="2"/><text:tab/></text:span><text:span text:style-name="T18">&lt;</text:span><text:span text:style-name="T20">filter-class</text:span><text:span text:style-name="T18">&gt;</text:span><text:span text:style-name="T22">mx.ipn.escom.wad.filters.Filter1</text:span><text:span text:style-name="T18">&lt;/</text:span><text:span text:style-name="T20">filter-class</text:span><text:span text:style-name="T18">&gt;</text:span></text:p>
      <text:p text:style-name="P11"><text:span text:style-name="T22"><text:s text:c="2"/></text:span><text:span text:style-name="T18">&lt;/</text:span><text:span text:style-name="T21">filter</text:span><text:span text:style-name="T18">&gt;</text:span></text:p>
      <text:p text:style-name="P11"><text:span text:style-name="T22"><text:s text:c="2"/></text:span></text:p>
      <text:p text:style-name="P11"><text:span text:style-name="T22"><text:s text:c="2"/></text:span></text:p>
      <text:p text:style-name="P11"><text:span text:style-name="T22"><text:s text:c="2"/></text:span><text:span text:style-name="T18">&lt;</text:span><text:span text:style-name="T20">filter-mapping</text:span><text:span text:style-name="T18">&gt;</text:span></text:p>
      <text:p text:style-name="P11"><text:span text:style-name="T22"><text:s text:c="2"/><text:tab/></text:span><text:span text:style-name="T18">&lt;</text:span><text:span text:style-name="T20">filter-name</text:span><text:span text:style-name="T18">&gt;</text:span><text:span text:style-name="T22">Filter1</text:span><text:span text:style-name="T18">&lt;/</text:span><text:span text:style-name="T20">filter-name</text:span><text:span text:style-name="T18">&gt;</text:span></text:p>
      <text:p text:style-name="P11"><text:span text:style-name="T22"><text:s text:c="2"/><text:tab/></text:span><text:span text:style-name="T18">&lt;</text:span><text:span text:style-name="T20">url-pattern</text:span><text:span text:style-name="T18">&gt;</text:span><text:span text:style-name="T22">/*</text:span><text:span text:style-name="T18">&lt;/</text:span><text:span text:style-name="T20">url-pattern</text:span><text:span text:style-name="T18">&gt;</text:span></text:p>
      <text:p text:style-name="P8"><text:span text:style-name="T22"><text:s text:c="2"/></text:span><text:span text:style-name="T18">&lt;/</text:span><text:span text:style-name="T20">filter-mapping</text:span><text:span text:style-name="T18">&gt;</text:span></text:p>
      <text:p text:style-name="P8"><text:span text:style-name="T8"/></text:p>
      <text:p text:style-name="P8"><text:span text:style-name="T8">En el primer bloque le asignaremos el nombre de nuestra Filtro y la clase a la que está haciendo referencia. En el </text:span><text:span text:style-name="T6">filter-mapping </text:span><text:span text:style-name="T8">indicamos el nombre de nuestro filtro(debe coincidir con el nombre que le colocamos en el primer bloque) y el recurso que queremos que filtre. En el código de ejemplo(/*) estamos indicando al </text:span><text:soft-page-break/><text:span text:style-name="T8">filtro que queremos que filtre todas las peticiones que lleguen a nuestra aplicación.</text:span></text:p>
      <text:p text:style-name="P8"><text:span text:style-name="T8"/></text:p>
      <text:p text:style-name="P8"><text:span text:style-name="T8">Hasta aquí el filtro ya estará funcionando y se levantará junto con nuestra aplicación web pero aún no veremos nada. Para ver qué está haciendo el filtro agregaremos la siguiente línea de código a nuestro método doFilter().</text:span></text:p>
      <text:p text:style-name="P8"><text:span text:style-name="T8"/></text:p>
      <text:p text:style-name="P8"><text:span text:style-name="T15">HttpServletRequest</text:span><text:span text:style-name="T16"> </text:span><text:span text:style-name="T32">req</text:span><text:span text:style-name="T16">=(</text:span><text:span text:style-name="T17">HttpServletRequest</text:span><text:span text:style-name="T16">)</text:span><text:span text:style-name="T32">request</text:span><text:span text:style-name="T16">;</text:span></text:p>
      <text:p text:style-name="P11"><text:span text:style-name="T16">Date </text:span><text:span text:style-name="T32">fecha</text:span><text:span text:style-name="T16"> =</text:span><text:span text:style-name="T25">new</text:span><text:span text:style-name="T16"> Date();</text:span></text:p>
      <text:p text:style-name="P11"><text:span text:style-name="T16">DateFormat </text:span><text:span text:style-name="T32">df</text:span><text:span text:style-name="T16">=</text:span><text:span text:style-name="T25">new</text:span><text:span text:style-name="T16"> SimpleDateFormat(</text:span><text:span text:style-name="T35">"dd/MM/yy | HH:mm:ss"</text:span><text:span text:style-name="T16">);</text:span></text:p>
      <text:p text:style-name="P8"><text:span text:style-name="T16">String </text:span><text:span text:style-name="T32">url</text:span><text:span text:style-name="T16">=</text:span><text:span text:style-name="T32">req</text:span><text:span text:style-name="T16">.getRequestURL().toString();</text:span></text:p>
      <text:p text:style-name="P8"><text:span text:style-name="T14">System.</text:span><text:span text:style-name="T33">out</text:span><text:span text:style-name="T1">.println(</text:span><text:span text:style-name="T34">"Filter: "</text:span><text:span text:style-name="T1">+</text:span><text:span text:style-name="T30">req</text:span><text:span text:style-name="T1">.getRemoteAddr()+</text:span><text:span text:style-name="T34">" | "</text:span><text:span text:style-name="T1">+</text:span><text:span text:style-name="T30">df</text:span><text:span text:style-name="T1">.format(</text:span><text:span text:style-name="T30">fecha</text:span><text:span text:style-name="T1">)+</text:span><text:span text:style-name="T34">" | "</text:span><text:span text:style-name="T1">+</text:span><text:span text:style-name="T30">req</text:span><text:span text:style-name="T1">.getMethod()+</text:span><text:span text:style-name="T34">" |"</text:span><text:span text:style-name="T1">+</text:span><text:span text:style-name="T4">url</text:span><text:span text:style-name="T1">);</text:span></text:p>
      <text:p text:style-name="P7"><text:span text:style-name="T8"/></text:p>
      <text:p text:style-name="P9"><text:span text:style-name="T8">Ahora, cada vez que se reciba una petición el filtro nos imprimirá por consola la dirección remota de la que se está intentando acceder, la fecha y hora de la petición, el método por el que se está haciendo la petición y el recurso que está siendo solicitado. </text:span></text:p>
      <text:p text:style-name="P9"><text:span text:style-name="T8"/></text:p>
      <text:p text:style-name="P9"><text:span text:style-name="T8">Para este ejemplo hay que tomar en cuenta que el parámetro que recibe el método diFilter(…) es un objeto request de la clase <text:s/></text:span><text:span text:style-name="T14">ServletRequest</text:span><text:span text:style-name="T8"> por lo que para poder <text:s/>recuperar algunos datos del ejemplo que se muestra arriba hay que hacer un </text:span><text:span text:style-name="T6">cast </text:span><text:span text:style-name="T8">a un objeto de la clase HttpServletRequest.</text:span></text:p>
      <text:p text:style-name="P9"><text:span text:style-name="T8"/></text:p>
      <text:p text:style-name="P9"><text:span text:style-name="T8"/></text:p>
      <text:p text:style-name="P9"><text:span text:style-name="T8">NOTA: Tras cada modificación en el código fuente es necesario que reinicies el servicio para poder ver los cambi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07:31:30.890951909</meta:creation-date>
    <dc:date>2019-03-12T08:39:53.390774664</dc:date>
    <meta:editing-duration>PT24M50S</meta:editing-duration>
    <meta:editing-cycles>3</meta:editing-cycles>
    <meta:generator>LibreOffice/6.0.7.3$Linux_X86_64 LibreOffice_project/00m0$Build-3</meta:generator>
    <meta:document-statistic meta:table-count="0" meta:image-count="0" meta:object-count="0" meta:page-count="5" meta:paragraph-count="158" meta:word-count="977" meta:character-count="8874" meta:non-whitespace-character-count="7738"/>
  </office:meta>
</office:document-meta>
</file>